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fo:min-height="0.47cm" fo:min-width="0.22cm"/>
    </style:style>
    <style:style style:name="gr2" style:family="graphic" style:parent-style-name="standard">
      <style:graphic-properties draw:opacity="50%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opacity="50%" draw:textarea-horizontal-align="justify" draw:textarea-vertical-align="middle" draw:auto-grow-height="false" fo:min-height="0.766cm" fo:min-width="0.51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Fine_20_Dashed" draw:marker-start="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objectwithoutfill">
      <style:graphic-properties draw:stroke="solid" draw:marker-start="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969cm"/>
    </style:style>
    <style:style style:name="gr11" style:family="graphic" style:parent-style-name="standard">
      <style:graphic-properties draw:stroke="none" svg:stroke-color="#000000" draw:fill="none" draw:fill-color="#ffffff" fo:min-height="1.313cm"/>
    </style:style>
    <style:style style:name="P1" style:family="paragraph">
      <style:paragraph-properties fo:text-align="center"/>
    </style:style>
    <style:style style:name="P2" style:family="paragraph">
      <loext:graphic-properties draw:opacity="50%"/>
      <style:paragraph-properties fo:text-align="center"/>
      <style:text-properties fo:color="#ffffff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="none" draw:fill-color="#ffffff"/>
      <style:text-properties fo:color="#1b75bc" style:font-name="Roboto"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color="#ffffff" style:text-position="-33% 58%"/>
    </style:style>
    <style:style style:name="T3" style:family="text">
      <style:text-properties fo:color="#1b75bc"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016cm" svg:height="1.016cm" svg:x="7.477cm" svg:y="5.318cm">
          <text:p text:style-name="P1"><text:span text:style-name="T1">X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1.016cm" svg:height="1.016cm" svg:x="4.81cm" svg:y="8.3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1.016cm" svg:height="1.016cm" svg:x="13.82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678cm" svg:y1="8.514cm" svg:x2="7.625cm" svg:y2="6.186cm" draw:start-shape="id1" draw:start-glue-point="11" draw:end-shape="id2" draw:end-glue-point="7" svg:d="M5678 8514l1947-2328" svg:viewBox="0 0 1948 2329">
          <text:p/>
        </draw:connector>
        <draw:connector draw:style-name="gr5" draw:text-style-name="P4" draw:layer="layout" draw:type="line" svg:x1="8.493cm" svg:y1="5.826cm" svg:x2="13.827cm" svg:y2="7.731cm" draw:start-shape="id2" draw:start-glue-point="10" draw:end-shape="id3" draw:end-glue-point="6" svg:d="M8493 5826l5334 1905" svg:viewBox="0 0 5335 1906">
          <text:p/>
        </draw:connector>
        <draw:custom-shape draw:style-name="gr6" draw:text-style-name="P1" xml:id="id4" draw:id="id4" draw:layer="layout" svg:width="1.016cm" svg:height="1.016cm" svg:x="3.413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5" draw:id="id5" draw:layer="layout" svg:width="1.016cm" svg:height="1.016cm" svg:x="7.604cm" svg:y="3.032cm">
          <text:p text:style-name="P1"><text:span text:style-name="T1">Z</text:span><text:span text:style-name="T2">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1.016cm" svg:height="1.016cm" svg:x="15.351cm" svg:y="5.4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4" draw:layer="layout" draw:type="line" svg:x1="4.958cm" svg:y1="8.514cm" svg:x2="4.281cm" svg:y2="7.71cm" draw:start-shape="id1" draw:start-glue-point="5" draw:end-shape="id4" draw:end-glue-point="9" svg:d="M4958 8514l-677-804" svg:viewBox="0 0 678 805">
          <text:p/>
        </draw:connector>
        <draw:connector draw:style-name="gr8" draw:text-style-name="P4" draw:layer="layout" draw:type="line" svg:x1="7.985cm" svg:y1="5.318cm" svg:x2="8.112cm" svg:y2="4.048cm" draw:start-shape="id2" draw:start-glue-point="4" draw:end-shape="id5" draw:end-glue-point="8" svg:d="M7985 5318l127-1270" svg:viewBox="0 0 128 1271">
          <text:p/>
        </draw:connector>
        <draw:connector draw:style-name="gr9" draw:text-style-name="P4" draw:layer="layout" draw:type="line" svg:x1="14.695cm" svg:y1="7.371cm" svg:x2="15.499cm" svg:y2="6.313cm" draw:start-shape="id3" draw:start-glue-point="11" draw:end-shape="id6" draw:end-glue-point="7" svg:d="M14695 7371l804-1058" svg:viewBox="0 0 805 1059">
          <text:p/>
        </draw:connector>
        <draw:frame draw:style-name="gr10" draw:text-style-name="P6" draw:layer="layout" svg:width="7.62cm" svg:height="2.219cm" svg:x="4.556cm" svg:y="9.509cm">
          <draw:text-box>
            <text:p><text:span text:style-name="T3">6 Dof Camera Pose</text:span></text:p>
            <text:p><text:span text:style-name="T3">3 Dof optimization target</text:span></text:p>
          </draw:text-box>
        </draw:frame>
        <draw:frame draw:style-name="gr11" draw:text-style-name="P6" draw:layer="layout" svg:width="3.683cm" svg:height="1.563cm" svg:x="1.127cm" svg:y="5.279cm">
          <draw:text-box>
            <text:p><text:span text:style-name="T3">3 Dof GPS measur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5e8ac7" draw:marker-start-width="0.279cm" draw:marker-end="Arrow" draw:marker-end-width="0.279cm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8T17:03:20.256421605</meta:creation-date>
    <dc:date>2018-11-19T22:09:32.909845612</dc:date>
    <meta:editing-duration>PT13M9S</meta:editing-duration>
    <meta:editing-cycles>4</meta:editing-cycles>
    <meta:generator>LibreOffice/6.0.6.2$Linux_X86_64 LibreOffice_project/00m0$Build-2</meta:generator>
    <meta:document-statistic meta:object-count="13"/>
  </office:meta>
</office:document-meta>
</file>